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33cc66" draw:textarea-vertical-align="middle" draw:auto-grow-height="false" fo:min-height="0.749cm" fo:min-width="0.499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00dcff" draw:textarea-vertical-align="middle" draw:auto-grow-height="false" fo:min-height="0.749cm" fo:min-width="0.499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0000" draw:opacity="30%" draw:textarea-vertical-align="middle" draw:auto-grow-height="false" fo:min-height="0.749cm" fo:min-width="0.499cm" fo:padding-top="0.125cm" fo:padding-bottom="0.125cm" fo:padding-left="0.25cm" fo:padding-right="0.25cm" draw:shadow-opacity="30%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000000" draw:opacity="50%" draw:textarea-vertical-align="middle" draw:auto-grow-height="false" fo:min-height="0.749cm" fo:min-width="0.499cm" fo:padding-top="0.125cm" fo:padding-bottom="0.125cm" fo:padding-left="0.25cm" fo:padding-right="0.25cm" draw:shadow-opacity="50%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000000" draw:opacity="100%" draw:textarea-vertical-align="middle" draw:auto-grow-height="false" fo:min-height="0.749cm" fo:min-width="0.499cm" fo:padding-top="0.125cm" fo:padding-bottom="0.125cm" fo:padding-left="0.25cm" fo:padding-right="0.25cm" draw:shadow-opacity="100%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solid" draw:fill-color="#e6ff00" draw:textarea-horizontal-align="justify" draw:textarea-vertical-align="middle" draw:auto-grow-height="false" fo:padding-top="-0.275cm" fo:padding-bottom="-0.275cm" fo:padding-left="-0.15cm" fo:padding-right="-0.15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5.2cm" svg:x="5.977cm" svg:y="15.2cm">
          <text:p/>
          <draw:enhanced-geometry draw:mirror-vertical="true" draw:mirror-horizontal="true"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5.977cm" svg:y="15.2cm">
          <text:p/>
          <draw:enhanced-geometry draw:mirror-vertical="true"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5.2cm" svg:height="5.2cm" svg:x="5.977cm" svg:y="15.2cm">
          <text:p/>
          <draw:enhanced-geometry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5.2cm" svg:height="5.2cm" svg:x="5.977cm" svg:y="15.2cm">
          <text:p/>
          <draw:enhanced-geometry draw:mirror-horizontal="true"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5.2cm" svg:height="5.2cm" draw:transform="rotate (2.35619449019234) translate (8.577cm 21.477cm)">
          <text:p/>
          <draw:enhanced-geometry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5.2cm" svg:height="5.2cm" draw:transform="rotate (2.35619449019234) translate (8.577cm 21.477cm)">
          <text:p/>
          <draw:enhanced-geometry draw:mirror-vertical="true" draw:mirror-horizontal="true"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35619449019234) translate (8.577cm 19.977cm)">
          <text:p/>
          <draw:enhanced-geometry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5.2cm" svg:height="5.2cm" draw:transform="rotate (2.35619449019234) translate (8.577cm 19.977cm)">
          <text:p/>
          <draw:enhanced-geometry draw:mirror-vertical="true" draw:mirror-horizontal="true" draw:glue-point-type="segments" draw:extrusion="true" draw:extrusion-depth="0cm 0" draw:extrusion-rotation-angle="-50 -5" draw:extrusion-first-light-direction="(0 -50000 10000)" draw:extrusion-second-light-direction="(0 50000 10000)" draw:type="mso-spt100" draw:modifiers="89.702605031313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8cm" svg:height="0.8cm" svg:x="8.1cm" svg:y="13.9cm">
          <text:p/>
          <draw:enhanced-geometry svg:viewBox="0 0 21600 21600" draw:glue-points="10800 0 3163 3163 0 10800 3163 18437 10800 21600 18437 18437 21600 10800 18437 3163" draw:text-areas="3163 3163 18437 18437" draw:extrusion="true" draw:extrusion-rotation-angle="-50 -5" draw:extrusion-depth="0cm 0" draw:extrusion-first-light-direction="(0 -50000 10000)" draw:extrusion-second-light-direction="(0 50000 10000)" draw:type="ellipse" draw:enhanced-path="U 10800 10800 10800 10800 0 360 Z N"/>
        </draw:custom-shape>
        <draw:frame draw:style-name="gr7" xml:id="id1" draw:id="id1" draw:layer="layout" svg:width="4.4cm" svg:height="0.962cm" svg:x="12.2cm" svg:y="12.4cm">
          <draw:text-box>
            <text:p>LED</text:p>
          </draw:text-box>
        </draw:frame>
        <draw:frame draw:style-name="gr7" xml:id="id2" draw:id="id2" draw:layer="layout" svg:width="4.4cm" svg:height="0.962cm" svg:x="12.2cm" svg:y="14.25cm">
          <draw:text-box>
            <text:p>Blende</text:p>
          </draw:text-box>
        </draw:frame>
        <draw:frame draw:style-name="gr7" xml:id="id3" draw:id="id3" draw:layer="layout" svg:width="4.4cm" svg:height="0.962cm" svg:x="12.2cm" svg:y="16.1cm">
          <draw:text-box>
            <text:p>Photodioden</text:p>
          </draw:text-box>
        </draw:frame>
        <draw:frame draw:style-name="gr8" draw:layer="layout" svg:width="0.5cm" svg:height="1.187cm" svg:x="12.8cm" svg:y="16.513cm">
          <draw:text-box>
            <text:p/>
          </draw:text-box>
        </draw:frame>
        <draw:connector draw:style-name="gr9" draw:text-style-name="P1" draw:layer="layout" draw:type="lines" svg:x1="12.2cm" svg:y1="12.881cm" svg:x2="8.994cm" svg:y2="13.997cm" draw:start-shape="id1" draw:start-glue-point="3" svg:d="m12200 12881h-500l-2706 1116v0" svg:viewBox="0 0 3207 1117">
          <text:p/>
        </draw:connector>
        <draw:connector draw:style-name="gr9" draw:text-style-name="P1" draw:layer="layout" draw:type="lines" svg:x1="12.2cm" svg:y1="14.731cm" svg:x2="9.667cm" svg:y2="15.353cm" draw:start-shape="id2" draw:start-glue-point="3" svg:d="m12200 14731h-500l-2033 622v0" svg:viewBox="0 0 2534 623">
          <text:p/>
        </draw:connector>
        <draw:connector draw:style-name="gr9" draw:text-style-name="P1" draw:layer="layout" draw:type="line" svg:x1="12.2cm" svg:y1="16.581cm" svg:x2="11.12cm" svg:y2="17.402cm" draw:start-shape="id3" draw:start-glue-point="3" svg:d="m12200 16581-1080 821" svg:viewBox="0 0 1081 8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Schleich</meta:initial-creator>
    <meta:creation-date>2013-07-13T10:59:22</meta:creation-date>
    <dc:date>2013-07-13T11:11:43</dc:date>
    <dc:creator>Sebastian Schleich</dc:creator>
    <meta:editing-duration>P0D</meta:editing-duration>
    <meta:editing-cycles>1</meta:editing-cycles>
    <meta:document-statistic meta:object-count="16"/>
    <meta:generator>LibreOffice/4.0.4.2$Linux_X86_64 LibreOffice_project/400m0$Build-2</meta:generator>
  </office:meta>
</office:document-meta>
</file>